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F00000124CDD19E6C.svm" manifest:media-type=""/>
  <manifest:file-entry manifest:full-path="Pictures/2000000200000055000000359B65EFF9.eps" manifest:media-type=""/>
  <manifest:file-entry manifest:full-path="Pictures/200000010000017D000000D4CB37E4F5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36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4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98cm" svg:height="1.869cm" svg:x="2.618cm" svg:y="1.93cm">
          <draw:image xlink:href="Pictures/2000000200000055000000359B65EFF9.eps" xlink:type="simple" xlink:show="embed" xlink:actuate="onLoad">
            <text:p/>
          </draw:image>
        </draw:frame>
        <draw:frame draw:style-name="gr2" draw:text-style-name="P3" draw:layer="layout" svg:width="1.874cm" svg:height="0.802cm" svg:x="3.296cm" svg:y="0.3cm">
          <draw:text-box>
            <text:p text:style-name="P2"><text:span text:style-name="T1">سیدھا رُخ</text:span></text:p>
          </draw:text-box>
        </draw:frame>
        <draw:line draw:style-name="gr3" draw:text-style-name="P1" draw:layer="layout" svg:x1="3.643cm" svg:y1="2.032cm" svg:x2="4.671cm" svg:y2="2.032cm">
          <text:p/>
        </draw:line>
        <draw:frame draw:style-name="gr2" draw:text-style-name="P3" xml:id="id1" draw:id="id1" draw:layer="layout" svg:width="1.874cm" svg:height="0.802cm" svg:x="0.833cm" svg:y="1.399cm">
          <draw:text-box>
            <text:p text:style-name="P2"><text:span text:style-name="T1">داخلی سرا</text:span></text:p>
          </draw:text-box>
        </draw:frame>
        <draw:frame draw:style-name="gr2" draw:text-style-name="P3" xml:id="id2" draw:id="id2" draw:layer="layout" svg:width="2.025cm" svg:height="0.802cm" svg:x="5.988cm" svg:y="1.519cm">
          <draw:text-box>
            <text:p text:style-name="P2"><text:span text:style-name="T1">خارجی سرا</text:span></text:p>
          </draw:text-box>
        </draw:frame>
        <draw:connector draw:style-name="gr3" draw:text-style-name="P1" draw:layer="layout" draw:type="curve" draw:line-skew="-0.128cm" svg:x1="1.77cm" svg:y1="2.201cm" svg:x2="3.07cm" svg:y2="2.802cm" draw:start-shape="id1" svg:d="m1770 2201c0 634 1300 334 1300 601">
          <text:p/>
        </draw:connector>
        <draw:connector draw:style-name="gr3" draw:text-style-name="P1" draw:layer="layout" draw:type="curve" svg:x1="5.988cm" svg:y1="1.92cm" svg:x2="5.366cm" svg:y2="2.802cm" draw:start-shape="id2" draw:start-glue-point="3" svg:d="m5988 1920c-841 0-531 882-622 882">
          <text:p/>
        </draw:connector>
        <draw:line draw:style-name="gr3" draw:text-style-name="P1" draw:layer="layout" svg:x1="3.106cm" svg:y1="1.144cm" svg:x2="5.207cm" svg:y2="1.144cm">
          <text:p/>
        </draw:line>
        <draw:frame draw:style-name="gr4" draw:text-style-name="P1" draw:layer="layout" svg:width="0.468cm" svg:height="0.407cm" svg:x="3.911cm" svg:y="1.456cm">
          <draw:image xlink:href="Pictures/200000010000014F00000124CDD19E6C.svm" xlink:type="simple" xlink:show="embed" xlink:actuate="onLoad">
            <text:p/>
          </draw:image>
        </draw:frame>
        <draw:frame draw:style-name="gr5" draw:text-style-name="P1" draw:layer="layout" svg:width="0.532cm" svg:height="0.295cm" svg:x="3.891cm" svg:y="3.758cm">
          <draw:image xlink:href="Pictures/200000010000017D000000D4CB37E4F5.svm" xlink:type="simple" xlink:show="embed" xlink:actuate="onLoad">
            <text:p/>
          </draw:image>
        </draw:frame>
        <draw:frame draw:style-name="gr6" draw:text-style-name="P4" draw:layer="layout" svg:width="0.748cm" svg:height="0.725cm" svg:x="2.995cm" svg:y="3.543cm">
          <draw:text-box>
            <text:p><text:span text:style-name="T2">+</text:span></text:p>
          </draw:text-box>
        </draw:frame>
        <draw:frame draw:style-name="gr6" draw:text-style-name="P4" draw:layer="layout" svg:width="0.642cm" svg:height="0.725cm" svg:x="4.544cm" svg:y="3.543cm">
          <draw:text-box>
            <text:p><text:span text:style-name="T2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19T12:51:55</dc:date>
    <dc:creator>kkk </dc:creator>
    <meta:editing-duration>PT2M57S</meta:editing-duration>
    <meta:editing-cycles>2</meta:editing-cycles>
    <meta:generator>LibreOffice/3.3$Linux LibreOffice_project/330m19$Build-401</meta:generator>
    <meta:document-statistic meta:object-count="12"/>
  </office:meta>
</office:document-meta>
</file>